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officeooo:rsid="0015dc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Url questionnaire vide : </text:span>https://docs.google.com/forms/d/199XwOcJE8Z-eoLLjGKB53wjqd2Wdnaj8upmKRgewUT8/edit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4:52:43.213673804</meta:creation-date>
    <dc:date>2019-12-19T14:53:13.381883272</dc:date>
    <meta:editing-duration>PT31S</meta:editing-duration>
    <meta:editing-cycles>1</meta:editing-cycles>
    <meta:document-statistic meta:table-count="0" meta:image-count="0" meta:object-count="0" meta:page-count="1" meta:paragraph-count="1" meta:word-count="5" meta:character-count="118" meta:non-whitespace-character-count="114"/>
    <meta:generator>LibreOffice/6.1.3.2$Linux_X86_64 LibreOffice_project/10$Build-2</meta:generator>
  </office:meta>
</office:document-meta>
</file>